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ppo fa le pizze per [PROP.DESCRIPTION] purché pazze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7:43:09.55</meta:creation-date>
    <dc:date>2013-09-07T17:35:27.60</dc:date>
    <meta:editing-duration>PT1M22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8" meta:character-count="56"/>
  </office:meta>
</office:document-meta>
</file>